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8.1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Percentile</text:p>
          </table:table-cell>
          <table:table-cell table:number-columns-repeated="2"/>
          <table:table-cell office:value-type="string" calcext:value-type="string">
            <text:p>Percentile</text:p>
          </table:table-cell>
        </table:table-row>
        <table:table-row table:style-name="ro1">
          <table:table-cell office:value-type="string" calcext:value-type="string">
            <text:p>True Positive</text:p>
          </table:table-cell>
          <table:table-cell table:formula="of:=[.B4]-[.E3]" office:value-type="float" office:value="2386" calcext:value-type="float">
            <text:p>2386</text:p>
          </table:table-cell>
          <table:table-cell table:formula="of:=100*[.B2]/[.B4]" office:value-type="float" office:value="94.1966048164232" calcext:value-type="float">
            <text:p>94.1966048164</text:p>
          </table:table-cell>
          <table:table-cell office:value-type="string" calcext:value-type="string">
            <text:p>True Negative</text:p>
          </table:table-cell>
          <table:table-cell table:formula="of:=[.E4]-[.B3]" office:value-type="float" office:value="15002" calcext:value-type="float">
            <text:p>15002</text:p>
          </table:table-cell>
          <table:table-cell table:formula="of:=100*[.E2]/[.E4]" office:value-type="float" office:value="98.7103566258718" calcext:value-type="float">
            <text:p>98.7103566259</text:p>
          </table:table-cell>
        </table:table-row>
        <table:table-row table:style-name="ro2">
          <table:table-cell office:value-type="string" calcext:value-type="string">
            <text:p>False Positive</text:p>
          </table:table-cell>
          <table:table-cell table:style-name="ce1" office:value-type="float" office:value="196" calcext:value-type="float">
            <text:p>196</text:p>
          </table:table-cell>
          <table:table-cell table:formula="of:=100*[.E3]/[.B4]" office:value-type="float" office:value="5.80339518357679" calcext:value-type="float">
            <text:p>5.8033951836</text:p>
          </table:table-cell>
          <table:table-cell office:value-type="string" calcext:value-type="string">
            <text:p>False Negative</text:p>
          </table:table-cell>
          <table:table-cell table:style-name="ce1" office:value-type="float" office:value="147" calcext:value-type="float">
            <text:p>147</text:p>
          </table:table-cell>
          <table:table-cell table:formula="of:=100*[.E3]/[.E4]" office:value-type="float" office:value="0.967232530596131" calcext:value-type="float">
            <text:p>0.9672325306</text:p>
          </table:table-cell>
        </table:table-row>
        <table:table-row table:style-name="ro2">
          <table:table-cell office:value-type="string" calcext:value-type="string">
            <text:p>Positive</text:p>
          </table:table-cell>
          <table:table-cell table:style-name="ce1" office:value-type="float" office:value="2533" calcext:value-type="float">
            <text:p>2533</text:p>
          </table:table-cell>
          <table:table-cell table:formula="of:=[.C3]+[.C2]" office:value-type="float" office:value="100" calcext:value-type="float">
            <text:p>100</text:p>
          </table:table-cell>
          <table:table-cell office:value-type="string" calcext:value-type="string">
            <text:p>Negative</text:p>
          </table:table-cell>
          <table:table-cell table:style-name="ce1" office:value-type="float" office:value="15198" calcext:value-type="float">
            <text:p>15198</text:p>
          </table:table-cell>
          <table:table-cell table:formula="of:=[.F3]+[.F2]" office:value-type="float" office:value="99.677589156468" calcext:value-type="float">
            <text:p>99.6775891565</text:p>
          </table:table-cell>
        </table:table-row>
        <table:table-row table:style-name="ro1">
          <table:table-cell office:value-type="string" calcext:value-type="string">
            <text:p>False positive → 1 instead of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 negative → 0 instead of 1</text:p>
          </table:table-cell>
          <table:table-cell/>
          <table:table-cell office:value-type="string" calcext:value-type="string">
            <text:p>Percent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 = Sensitivity = True positive rate</text:p>
          </table:table-cell>
          <table:table-cell table:formula="of:=[.B2]/([.B2]+[.E3])" office:value-type="float" office:value="0.941966048164232" calcext:value-type="float">
            <text:p>0.9419660482</text:p>
          </table:table-cell>
          <table:table-cell table:formula="of:=[.B7]*100" office:value-type="float" office:value="94.1966048164232" calcext:value-type="float">
            <text:p>94.1966048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ficity = True negative rate</text:p>
          </table:table-cell>
          <table:table-cell table:formula="of:=[.E2]/([.E2]+[.E3])" office:value-type="float" office:value="0.990296389200607" calcext:value-type="float">
            <text:p>0.9902963892</text:p>
          </table:table-cell>
          <table:table-cell table:formula="of:=[.B8]*100" office:value-type="float" office:value="99.0296389200607" calcext:value-type="float">
            <text:p>99.0296389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= positive predictive value</text:p>
          </table:table-cell>
          <table:table-cell table:formula="of:=[.B2]/([.B2]+[.E3])" office:value-type="float" office:value="0.941966048164232" calcext:value-type="float">
            <text:p>0.9419660482</text:p>
          </table:table-cell>
          <table:table-cell table:formula="of:=[.B9]*100" office:value-type="float" office:value="94.1966048164232" calcext:value-type="float">
            <text:p>94.1966048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gative predictive value</text:p>
          </table:table-cell>
          <table:table-cell table:formula="of:=[.E2]/([.E2]+[.E3])" office:value-type="float" office:value="0.990296389200607" calcext:value-type="float">
            <text:p>0.9902963892</text:p>
          </table:table-cell>
          <table:table-cell table:formula="of:=[.B10]*100" office:value-type="float" office:value="99.0296389200607" calcext:value-type="float">
            <text:p>99.0296389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l-out = false positive rate</text:p>
          </table:table-cell>
          <table:table-cell table:formula="of:=[.E3]/([.E3]+[.E2])" office:value-type="float" office:value="0.0097036107993927" calcext:value-type="float">
            <text:p>0.0097036108</text:p>
          </table:table-cell>
          <table:table-cell table:formula="of:=[.B11]*100" office:value-type="float" office:value="0.97036107993927" calcext:value-type="float">
            <text:p>0.9703610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 discovery rate</text:p>
          </table:table-cell>
          <table:table-cell table:formula="of:=[.E3]/([.E3]+[.B2])" office:value-type="float" office:value="0.0580339518357679" calcext:value-type="float">
            <text:p>0.0580339518</text:p>
          </table:table-cell>
          <table:table-cell table:formula="of:=[.B12]*100" office:value-type="float" office:value="5.80339518357679" calcext:value-type="float">
            <text:p>5.80339518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racy </text:p>
          </table:table-cell>
          <table:table-cell table:formula="of:=([.B2]+[.E2])/([.B2]+[.E3]+[.E2]+[.E3])" office:value-type="float" office:value="0.983372921615202" calcext:value-type="float">
            <text:p>0.9833729216</text:p>
          </table:table-cell>
          <table:table-cell table:formula="of:=[.B13]*100" office:value-type="float" office:value="98.3372921615202" calcext:value-type="float">
            <text:p>98.3372921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 score</text:p>
          </table:table-cell>
          <table:table-cell table:formula="of:=2*[.B2]/(2*[.B2]+[.E3]+[.E3])" office:value-type="float" office:value="0.941966048164232" calcext:value-type="float">
            <text:p>0.9419660482</text:p>
          </table:table-cell>
          <table:table-cell table:formula="of:=[.B14]*100" office:value-type="float" office:value="94.1966048164232" calcext:value-type="float">
            <text:p>94.1966048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thews correlation coefficient</text:p>
          </table:table-cell>
          <table:table-cell table:formula="of:=([.B2]*[.E2]-[.E3]*[.E3])/SQRT(([.B2]+[.E3])*([.B2]+[.E3])*([.E2]+[.E3])*([.E2]+[.E3]))" office:value-type="float" office:value="0.93226243736484" calcext:value-type="float">
            <text:p>0.9322624374</text:p>
          </table:table-cell>
          <table:table-cell table:formula="of:=[.B15]*100" office:value-type="float" office:value="93.226243736484" calcext:value-type="float">
            <text:p>93.2262437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ormedness</text:p>
          </table:table-cell>
          <table:table-cell table:formula="of:=[.B7]+[.B8]-1" office:value-type="float" office:value="0.932262437364839" calcext:value-type="float">
            <text:p>0.9322624374</text:p>
          </table:table-cell>
          <table:table-cell table:formula="of:=[.B16]*100" office:value-type="float" office:value="93.2262437364839" calcext:value-type="float">
            <text:p>93.2262437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dness</text:p>
          </table:table-cell>
          <table:table-cell table:formula="of:=[.B9]+[.B10]-1" office:value-type="float" office:value="0.932262437364839" calcext:value-type="float">
            <text:p>0.9322624374</text:p>
          </table:table-cell>
          <table:table-cell table:formula="of:=[.B17]*100" office:value-type="float" office:value="93.2262437364839" calcext:value-type="float">
            <text:p>93.226243736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 style:data-style-name="N2" text:time-value="16:22:40.270804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6:47:42.269291740</meta:creation-date>
    <dc:date>2017-07-28T13:55:02.998178978</dc:date>
    <meta:editing-duration>PT37M51S</meta:editing-duration>
    <meta:editing-cycles>4</meta:editing-cycles>
    <meta:generator>LibreOffice/5.1.6.2$Linux_X86_64 LibreOffice_project/10m0$Build-2</meta:generator>
    <meta:document-statistic meta:table-count="1" meta:cell-count="56" meta:object-count="0"/>
  </office:meta>
</office:document-meta>
</file>